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9b4" officeooo:paragraph-rsid="000b19b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sion au 1<text:span text:style-name="T1">er</text:span> ordre ou fusion de second ordre ?</text:p>
      <text:p text:style-name="P1"/>
      <text:p text:style-name="P1">La méthode RSA based = 2nd ordre. </text:p>
      <text:p text:style-name="P1">= D’abord l’analyse ensuite la fusion</text:p>
      <text:p text:style-name="P1"/>
      <text:p text:style-name="P1">Pourquoi ne pas essayer de rajouter l’axe <text:s/>temporel dès le début = 1<text:span text:style-name="T1">er</text:span> ordre</text:p>
      <text:p text:style-name="P1">= D’abord la fusion esnuite l’analyse </text:p>
      <text:p text:style-name="P1">… en allant jouer comme mne le propose sur de la regularisation du problème inverse fmri based</text:p>
      <text:p text:style-name="P1"/>
      <text:p text:style-name="P1"/>
      <text:p text:style-name="P1">→ faire un bilan des pour et des contre de chacune des deux approches.</text:p>
      <text:p text:style-name="P1">Avec laquelle des deux approches il y a le moins d’information perdues ?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9:44:48.154248452</meta:creation-date>
    <dc:date>2025-02-27T19:49:21.822171691</dc:date>
    <meta:editing-duration>PT4M34S</meta:editing-duration>
    <meta:editing-cycles>1</meta:editing-cycles>
    <meta:document-statistic meta:table-count="0" meta:image-count="0" meta:object-count="0" meta:page-count="1" meta:paragraph-count="8" meta:word-count="87" meta:character-count="469" meta:non-whitespace-character-count="386"/>
    <meta:generator>LibreOffice/7.3.7.2$Linux_X86_64 LibreOffice_project/30$Build-2</meta:generator>
  </office:meta>
</office:document-meta>
</file>